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b67" officeooo:paragraph-rsid="00087b67"/>
    </style:style>
    <style:style style:name="P2" style:family="paragraph" style:parent-style-name="Standard">
      <style:text-properties officeooo:rsid="00087b67" officeooo:paragraph-rsid="000f3b0a"/>
    </style:style>
    <style:style style:name="P3" style:family="paragraph" style:parent-style-name="Standard">
      <style:text-properties officeooo:rsid="001feae6" officeooo:paragraph-rsid="001feae6"/>
    </style:style>
    <style:style style:name="P4" style:family="paragraph" style:parent-style-name="Standard">
      <style:text-properties officeooo:rsid="00150433" officeooo:paragraph-rsid="00240b3a"/>
    </style:style>
    <style:style style:name="P5" style:family="paragraph" style:parent-style-name="Title">
      <style:text-properties officeooo:rsid="00087b67" officeooo:paragraph-rsid="00087b67"/>
    </style:style>
    <style:style style:name="T1" style:family="text">
      <style:text-properties officeooo:rsid="00112def"/>
    </style:style>
    <style:style style:name="T2" style:family="text">
      <style:text-properties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officeooo:rsid="00294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Letter for Me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5T20:15:14.274543542</dc:date>
    <meta:editing-duration>PT21H16M44S</meta:editing-duration>
    <meta:editing-cycles>37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6" meta:character-count="143" meta:non-whitespace-character-count="118"/>
  </office:meta>
</office:document-meta>
</file>